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36"/>
    <style:style style:name="ce5" style:family="table-cell" style:parent-style-name="Default" style:data-style-name="N36">
      <style:text-properties style:text-underline-style="solid" style:text-underline-type="single"/>
    </style:style>
    <style:style style:name="co1" style:family="table-column">
      <style:table-column-properties fo:break-before="auto" style:column-width="2.02847222222222cm" style:use-optimal-column-width="true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3.35138888888889cm"/>
    </style:style>
    <style:style style:name="co5" style:family="table-column">
      <style:table-column-properties fo:break-before="auto" style:column-width="3.15736111111111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1.94027777777778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es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Product</text:p>
          </table:table-cell>
          <table:table-cell office:value-type="string" table:style-name="ce2">
            <text:p>Order_Quantity</text:p>
          </table:table-cell>
          <table:table-cell office:value-type="string" table:style-name="ce2">
            <text:p>Unit_Cost</text:p>
          </table:table-cell>
          <table:table-cell office:value-type="string" table:style-name="ce2">
            <text:p>Unit_Price</text:p>
          </table:table-cell>
          <table:table-cell office:value-type="string" table:style-name="ce2">
            <text:p>Total_Cost</text:p>
          </table:table-cell>
          <table:table-cell office:value-type="string" table:style-name="ce2">
            <text:p>Revenue</text:p>
          </table:table-cell>
          <table:table-cell office:value-type="string" table:style-name="ce2">
            <text:p>Proft</text:p>
          </table:table-cell>
          <table:table-cell table:number-columns-repeated="16374" table:style-name="ce2"/>
        </table:table-row>
        <table:table-row table:style-name="ro1"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Mountain-200 Black</text:p>
          </table:table-cell>
          <table:table-cell office:value-type="float" office:value="4" table:style-name="ce1">
            <text:p>4</text:p>
          </table:table-cell>
          <table:table-cell office:value-type="currency" office:value="1252" table:style-name="ce4">
            <text:p>$1,252.00</text:p>
          </table:table-cell>
          <table:table-cell office:value-type="currency" office:value="2295" table:style-name="ce4">
            <text:p>$2,295.00</text:p>
          </table:table-cell>
          <table:table-cell office:value-type="currency" office:value="5008" table:formula="of:=[.E2]*[.F2]" table:style-name="ce4">
            <text:p>$5,008.00</text:p>
          </table:table-cell>
          <table:table-cell office:value-type="currency" office:value="9180" table:formula="of:=[.E2]*[.G2]" table:style-name="ce4">
            <text:p>$9,180.00</text:p>
          </table:table-cell>
          <table:table-cell office:value-type="currency" office:value="4172" table:formula="of:=[.I2]-[.H2]" table:style-name="ce4">
            <text:p>$4,172.00</text:p>
          </table:table-cell>
          <table:table-cell table:number-columns-repeated="16374"/>
        </table:table-row>
        <table:table-row table:style-name="ro1"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hington</text:p>
          </table:table-cell>
          <table:table-cell office:value-type="string" table:style-name="ce1">
            <text:p>Road -750 Black</text:p>
          </table:table-cell>
          <table:table-cell office:value-type="float" office:value="3" table:style-name="ce1">
            <text:p>3</text:p>
          </table:table-cell>
          <table:table-cell office:value-type="currency" office:value="344" table:style-name="ce4">
            <text:p>$344.00</text:p>
          </table:table-cell>
          <table:table-cell office:value-type="currency" office:value="540" table:style-name="ce4">
            <text:p>$540.00</text:p>
          </table:table-cell>
          <table:table-cell office:value-type="currency" office:value="1032" table:formula="of:=[.E3]*[.F3]" table:style-name="ce4">
            <text:p>$1,032.00</text:p>
          </table:table-cell>
          <table:table-cell office:value-type="currency" office:value="1620" table:formula="of:=[.E3]*[.G3]" table:style-name="ce4">
            <text:p>$1,620.00</text:p>
          </table:table-cell>
          <table:table-cell office:value-type="currency" office:value="588" table:formula="of:=[.I3]-[.H3]" table:style-name="ce4">
            <text:p>$588.00</text:p>
          </table:table-cell>
          <table:table-cell table:number-columns-repeated="16374"/>
        </table:table-row>
        <table:table-row table:style-name="ro1"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radenburg</text:p>
          </table:table-cell>
          <table:table-cell office:value-type="string" table:style-name="ce1">
            <text:p>Road-550-W Yellow</text:p>
          </table:table-cell>
          <table:table-cell office:value-type="float" office:value="2" table:style-name="ce1">
            <text:p>2</text:p>
          </table:table-cell>
          <table:table-cell office:value-type="currency" office:value="713" table:style-name="ce4">
            <text:p>$713.00</text:p>
          </table:table-cell>
          <table:table-cell office:value-type="currency" office:value="1120" table:style-name="ce4">
            <text:p>$1,120.00</text:p>
          </table:table-cell>
          <table:table-cell office:value-type="currency" office:value="1426" table:formula="of:=[.E4]*[.F4]" table:style-name="ce4">
            <text:p>$1,426.00</text:p>
          </table:table-cell>
          <table:table-cell office:value-type="currency" office:value="2240" table:formula="of:=[.E4]*[.G4]" table:style-name="ce4">
            <text:p>$2,240.00</text:p>
          </table:table-cell>
          <table:table-cell office:value-type="currency" office:value="814" table:formula="of:=[.I4]-[.H4]" table:style-name="ce4">
            <text:p>$814.00</text:p>
          </table:table-cell>
          <table:table-cell table:number-columns-repeated="16374"/>
        </table:table-row>
        <table:table-row table:style-name="ro1"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Road-250 Red</text:p>
          </table:table-cell>
          <table:table-cell office:value-type="float" office:value="1" table:style-name="ce1">
            <text:p>1</text:p>
          </table:table-cell>
          <table:table-cell office:value-type="currency" office:value="1555" table:style-name="ce4">
            <text:p>$1,555.00</text:p>
          </table:table-cell>
          <table:table-cell office:value-type="currency" office:value="2243" table:style-name="ce4">
            <text:p>$2,243.00</text:p>
          </table:table-cell>
          <table:table-cell office:value-type="currency" office:value="1555" table:formula="of:=[.E5]*[.F5]" table:style-name="ce4">
            <text:p>$1,555.00</text:p>
          </table:table-cell>
          <table:table-cell office:value-type="currency" office:value="2243" table:formula="of:=[.E5]*[.G5]" table:style-name="ce4">
            <text:p>$2,243.00</text:p>
          </table:table-cell>
          <table:table-cell office:value-type="currency" office:value="688" table:formula="of:=[.I5]-[.H5]" table:style-name="ce4">
            <text:p>$688.00</text:p>
          </table:table-cell>
          <table:table-cell table:number-columns-repeated="16374"/>
        </table:table-row>
        <table:table-row table:style-name="ro1">
          <table:table-cell office:value-type="date" office:date-value="2022-01-12T00:00:00" table:style-name="ce3">
            <text:p>12/01/2022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ngland</text:p>
          </table:table-cell>
          <table:table-cell office:value-type="string" table:style-name="ce1">
            <text:p>Road-150 Red</text:p>
          </table:table-cell>
          <table:table-cell office:value-type="float" office:value="1" table:style-name="ce1">
            <text:p>1</text:p>
          </table:table-cell>
          <table:table-cell office:value-type="currency" office:value="2171" table:style-name="ce4">
            <text:p>$2,171.00</text:p>
          </table:table-cell>
          <table:table-cell office:value-type="currency" office:value="3578" table:style-name="ce4">
            <text:p>$3,578.00</text:p>
          </table:table-cell>
          <table:table-cell office:value-type="currency" office:value="2171" table:formula="of:=[.E6]*[.F6]" table:style-name="ce4">
            <text:p>$2,171.00</text:p>
          </table:table-cell>
          <table:table-cell office:value-type="currency" office:value="3578" table:formula="of:=[.E6]*[.G6]" table:style-name="ce5">
            <text:p>$3,578.00</text:p>
          </table:table-cell>
          <table:table-cell office:value-type="currency" office:value="1407" table:formula="of:=[.I6]-[.H6]" table:style-name="ce5">
            <text:p>$1,407.00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1">
            <text:p>Total=</text:p>
          </table:table-cell>
          <table:table-cell office:value-type="currency" office:value="18861" table:formula="of:=SUM([.I2:.I6])" table:style-name="ce4">
            <text:p>$18,861.00</text:p>
          </table:table-cell>
          <table:table-cell office:value-type="currency" office:value="7669" table:formula="of:=SUM([.J2:.J6])" table:style-name="ce4">
            <text:p>$7,669.00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nmool Shah (Student)</meta:initial-creator>
    <dc:creator>Anmool Shah (Student)</dc:creator>
    <meta:creation-date>2024-01-31T14:44:05Z</meta:creation-date>
    <dc:date>2024-01-31T15:01:49Z</dc:date>
  </office:meta>
</office:document-meta>
</file>